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/>
          <table:table-cell table:style-name="ce11" office:value-type="string">
            <text:p>Potion of Vitality</text:p>
          </table:table-cell>
          <table:table-cell table:style-name="ce11"/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table:number-columns-repeated="2"/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/>
          <table:table-cell table:style-name="ce11" office:value-type="string">
            <text:p>Antivenom</text:p>
          </table:table-cell>
          <table:table-cell table:style-name="ce11" office:value-type="string">
            <text:p>Ambebamol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3">04/13/2025</text:date>, <text:time>17:5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3T17:56:10.99</dc:date>
    <meta:editing-duration>P23DT6H25M33S</meta:editing-duration>
    <meta:editing-cycles>51</meta:editing-cycles>
    <meta:generator>OpenOffice/4.1.13$Win32 OpenOffice.org_project/4113m1$Build-9810</meta:generator>
    <meta:document-statistic meta:table-count="2" meta:cell-count="785" meta:object-count="0"/>
  </office:meta>
</office:document-meta>
</file>